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4375in" table:align="left"/>
    </style:style>
    <style:style style:name="Table1.A" style:family="table-column">
      <style:table-column-properties style:column-width="3.1875in"/>
    </style:style>
    <style:style style:name="Table1.B" style:family="table-column">
      <style:table-column-properties style:column-width="2.4375in"/>
    </style:style>
    <style:style style:name="Table1.C" style:family="table-column">
      <style:table-column-properties style:column-width="0.812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5dc6" officeooo:paragraph-rsid="00065dc6"/>
    </style:style>
    <style:style style:name="P2" style:family="paragraph" style:parent-style-name="Standard">
      <style:text-properties officeooo:rsid="00090225" officeooo:paragraph-rsid="00090225"/>
    </style:style>
    <style:style style:name="P3" style:family="paragraph" style:parent-style-name="Standard">
      <style:text-properties officeooo:rsid="000946fb" officeooo:paragraph-rsid="000946fb"/>
    </style:style>
    <style:style style:name="P4" style:family="paragraph" style:parent-style-name="Standard">
      <style:text-properties officeooo:rsid="000aaeee" officeooo:paragraph-rsid="000aaeee"/>
    </style:style>
    <style:style style:name="P5" style:family="paragraph" style:parent-style-name="Standard">
      <style:text-properties officeooo:rsid="000c3c92" officeooo:paragraph-rsid="000c3c92"/>
    </style:style>
    <style:style style:name="P6" style:family="paragraph" style:parent-style-name="Standard">
      <style:text-properties officeooo:rsid="000cd04c" officeooo:paragraph-rsid="000cd04c"/>
    </style:style>
    <style:style style:name="P7" style:family="paragraph" style:parent-style-name="Standard">
      <style:text-properties officeooo:rsid="000ff537" officeooo:paragraph-rsid="000ff537"/>
    </style:style>
    <style:style style:name="P8" style:family="paragraph" style:parent-style-name="Standard">
      <style:text-properties officeooo:rsid="000ff537" officeooo:paragraph-rsid="00181c57"/>
    </style:style>
    <style:style style:name="P9" style:family="paragraph" style:parent-style-name="Standard">
      <style:text-properties officeooo:rsid="00117c47" officeooo:paragraph-rsid="00117c47"/>
    </style:style>
    <style:style style:name="P10" style:family="paragraph" style:parent-style-name="Standard">
      <style:text-properties officeooo:rsid="00117c47" officeooo:paragraph-rsid="00131d65"/>
    </style:style>
    <style:style style:name="P11" style:family="paragraph" style:parent-style-name="Standard">
      <style:text-properties officeooo:rsid="00131d65" officeooo:paragraph-rsid="00131d65"/>
    </style:style>
    <style:style style:name="P12" style:family="paragraph" style:parent-style-name="Standard">
      <style:text-properties officeooo:rsid="00168624" officeooo:paragraph-rsid="00168624"/>
    </style:style>
    <style:style style:name="P13" style:family="paragraph" style:parent-style-name="Standard">
      <style:text-properties officeooo:rsid="001b0d02" officeooo:paragraph-rsid="001b0d02"/>
    </style:style>
    <style:style style:name="P14" style:family="paragraph" style:parent-style-name="Standard">
      <style:text-properties officeooo:rsid="001b2ccc" officeooo:paragraph-rsid="001b2ccc"/>
    </style:style>
    <style:style style:name="P15" style:family="paragraph" style:parent-style-name="Standard">
      <style:text-properties officeooo:rsid="001d5e23" officeooo:paragraph-rsid="001d5e23"/>
    </style:style>
    <style:style style:name="P16" style:family="paragraph" style:parent-style-name="Standard">
      <style:text-properties officeooo:rsid="001e5fe5" officeooo:paragraph-rsid="001e5fe5"/>
    </style:style>
    <style:style style:name="P17" style:family="paragraph" style:parent-style-name="Table_20_Contents">
      <style:text-properties officeooo:rsid="00131d65" officeooo:paragraph-rsid="00131d65"/>
    </style:style>
    <style:style style:name="P18" style:family="paragraph" style:parent-style-name="Table_20_Contents">
      <style:paragraph-properties fo:text-align="center" style:justify-single-word="false"/>
      <style:text-properties officeooo:rsid="00131d65" officeooo:paragraph-rsid="00131d65"/>
    </style:style>
    <style:style style:name="P19" style:family="paragraph" style:parent-style-name="Table_20_Contents">
      <style:text-properties officeooo:rsid="0014d138" officeooo:paragraph-rsid="0014d138"/>
    </style:style>
    <style:style style:name="P20" style:family="paragraph" style:parent-style-name="Table_20_Contents">
      <style:text-properties officeooo:rsid="0015f60e" officeooo:paragraph-rsid="0015f60e"/>
    </style:style>
    <style:style style:name="P21" style:family="paragraph" style:parent-style-name="Table_20_Contents">
      <style:text-properties officeooo:rsid="00181c57" officeooo:paragraph-rsid="00181c57"/>
    </style:style>
    <style:style style:name="P22" style:family="paragraph" style:parent-style-name="Table_20_Contents">
      <style:paragraph-properties fo:text-align="center" style:justify-single-word="false"/>
      <style:text-properties officeooo:rsid="00188174" officeooo:paragraph-rsid="00188174"/>
    </style:style>
    <style:style style:name="P23" style:family="paragraph" style:parent-style-name="Table_20_Contents">
      <style:paragraph-properties fo:text-align="center" style:justify-single-word="false"/>
      <style:text-properties officeooo:rsid="001c0c1e" officeooo:paragraph-rsid="001c0c1e"/>
    </style:style>
    <style:style style:name="P24" style:family="paragraph" style:parent-style-name="Table_20_Contents">
      <style:text-properties officeooo:rsid="001c0c1e" officeooo:paragraph-rsid="001c0c1e"/>
    </style:style>
    <style:style style:name="P25" style:family="paragraph" style:parent-style-name="Table_20_Contents">
      <style:text-properties officeooo:rsid="001c3de0" officeooo:paragraph-rsid="001c3de0"/>
    </style:style>
    <style:style style:name="T1" style:family="text">
      <style:text-properties officeooo:rsid="000702da"/>
    </style:style>
    <style:style style:name="T2" style:family="text">
      <style:text-properties officeooo:rsid="000e8a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cas de <text:span text:style-name="T1">Uso.</text:span></text:p>
      <text:p text:style-name="P1"/>
      <text:p text:style-name="P11">Acesso Rápido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22">Dicas e Comando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8">Comando</text:p>
          </table:table-cell>
          <table:table-cell table:style-name="Table1.A2" office:value-type="string">
            <text:p text:style-name="P18">Descrição</text:p>
          </table:table-cell>
          <table:table-cell table:style-name="Table1.C2" office:value-type="string">
            <text:p text:style-name="P23">Testei</text:p>
          </table:table-cell>
        </table:table-row>
        <table:table-row>
          <table:table-cell table:style-name="Table1.A2" office:value-type="string">
            <text:p text:style-name="P10">nautilus -q &amp;&amp; nautilus &amp;</text:p>
          </table:table-cell>
          <table:table-cell table:style-name="Table1.A2" office:value-type="string">
            <text:p text:style-name="P17">Reiniciar Nautilus.</text:p>
          </table:table-cell>
          <table:table-cell table:style-name="Table1.C2" office:value-type="string">
            <text:p text:style-name="P24">Ubuntu</text:p>
          </table:table-cell>
        </table:table-row>
        <table:table-row>
          <table:table-cell table:style-name="Table1.A2" office:value-type="string">
            <text:p text:style-name="P19">nautilus .</text:p>
          </table:table-cell>
          <table:table-cell table:style-name="Table1.A2" office:value-type="string">
            <text:p text:style-name="P20">Abre a pasta atual no Nautilus.</text:p>
          </table:table-cell>
          <table:table-cell table:style-name="Table1.C2" office:value-type="string">
            <text:p text:style-name="P25">Ubuntu</text:p>
          </table:table-cell>
        </table:table-row>
        <table:table-row>
          <table:table-cell table:style-name="Table1.A2" office:value-type="string">
            <text:p text:style-name="P8">sudo apt-get install nautilus-open-terminal</text:p>
          </table:table-cell>
          <table:table-cell table:style-name="Table1.A2" office:value-type="string">
            <text:p text:style-name="P21">Abir a pasta atual no terminal (BD)</text:p>
          </table:table-cell>
          <table:table-cell table:style-name="Table1.C2" office:value-type="string">
            <text:p text:style-name="P25">Ubuntu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1"/>
      <text:p text:style-name="P4"/>
      <text:p text:style-name="P4">Comando: nautilus .</text:p>
      <text:p text:style-name="P4"/>
      <text:p text:style-name="P2">Abrir pasta do terminal <text:span text:style-name="T2">n</text:span>o Nautilus.</text:p>
      <text:p text:style-name="P2">Do terminal use o comando [nautilus .]</text:p>
      <text:p text:style-name="P3">Ex: helder@heldernot:/opt$ nautilus .</text:p>
      <text:p text:style-name="P3">A pasta /opt será aberta no Nautilus.</text:p>
      <text:p text:style-name="P3"/>
      <text:p text:style-name="P7">Abrir Terminal a Partir do Nautilus com Botão Direito.</text:p>
      <text:p text:style-name="P7"/>
      <text:p text:style-name="P7">sudo apt-get install nautilus-open-terminal</text:p>
      <text:p text:style-name="P9">Depois reinicie o Nautilus com o comando</text:p>
      <text:p text:style-name="P9">nautilus -q &amp;&amp; nautilus &amp;</text:p>
      <text:p text:style-name="P12">Clique com o BD e procure a opção “Open in Terminal” se não tiver, reinicie a máquina.</text:p>
      <text:p text:style-name="P3"/>
      <text:p text:style-name="P5">Bibliografia</text:p>
      <text:p text:style-name="P5"/>
      <text:p text:style-name="P6"><text:a xlink:type="simple" xlink:href="http://wiki.ubuntu-br.org/Nautilus">http://wiki.ubuntu-br.org/Nautilus</text:a></text:p>
      <text:p text:style-name="P13"><text:a xlink:type="simple" xlink:href="https://developer.gnome.org/libnautilus-extension/stable/">https://developer.gnome.org/libnautilus-extension/stable/</text:a></text:p>
      <text:p text:style-name="P15"><text:a xlink:type="simple" xlink:href="http://www.tuxgarage.com/2011/11/must-have-nautilus-extensions-tweaks.html">http://www.tuxgarage.com/2011/11/must-have-nautilus-extensions-tweaks.html</text:a></text:p>
      <text:p text:style-name="P16">http://www.ubuntugeek.com/gnome-sushi-quick-previewer-for-nautilus.html</text:p>
      <text:p text:style-name="P14">https://wiki.gnome.org/Projects/NautilusPython</text:p>
      <text:p text:style-name="P5">http://tecnicolinux.blogspot.com.br/2012/01/atalhos-nautilus-e-gnome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10:36:30.415372081</meta:creation-date>
    <dc:date>2015-07-02T12:52:31.781480529</dc:date>
    <meta:editing-duration>PT2H14M49S</meta:editing-duration>
    <meta:editing-cycles>24</meta:editing-cycles>
    <meta:generator>LibreOffice/4.2.8.2$Linux_X86_64 LibreOffice_project/420m0$Build-2</meta:generator>
    <meta:document-statistic meta:table-count="1" meta:image-count="0" meta:object-count="0" meta:page-count="1" meta:paragraph-count="32" meta:word-count="116" meta:character-count="1028" meta:non-whitespace-character-count="943"/>
  </office:meta>
</office:document-meta>
</file>